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4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TECNOLOGIA E INVERSIONES AGROPECUARIAS S.R.L.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TECNOLOGIA E INVERSIONES AGROPECUARIAS S.R.L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RU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4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ACEDA ALFARO SEGUNDO LORGIO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SANDOVAL IBERICO FELIX ARTUR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6</text:p>
          </table:table-cell>
        </table:table-row>
        <table:table-row>
          <table:table-cell table:style-name="Tabla1.A2" office:value-type="float" office:value="0">
            <text:p text:style-name="P1">GALLINAS BB</text:p>
          </table:table-cell>
          <table:table-cell table:style-name="Tabla1.B2" office:value-type="string">
            <text:p text:style-name="P3">Cant.Cajas: <text:span text:style-name="T7">6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>50496681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212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09:00 A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10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23:30:38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